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5b828"/>
    </style:style>
    <style:style style:name="P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officeooo:paragraph-rsid="000ce2b4"/>
    </style:style>
    <style:style style:name="P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a54f" style:font-size-asian="10pt" style:font-weight-asian="normal" style:font-size-complex="10pt" style:font-weight-complex="normal"/>
    </style:style>
    <style:style style:name="P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7eae" style:font-size-asian="10pt" style:font-weight-asian="normal" style:font-size-complex="10pt" style:font-weight-complex="normal"/>
    </style:style>
    <style:style style:name="P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26bc3" style:font-size-asian="10pt" style:font-weight-asian="normal" style:font-size-complex="10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315a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6d7b1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ce2b4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16eb2c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line-height="0.0598in" fo:text-align="start" style:justify-single-word="false" fo:padding="0.0193in" fo:border="none" style:join-border="false"/>
      <style:text-properties fo:color="#000000" loext:opacity="100%" style:font-name="Georgia" fo:font-size="10pt" fo:font-weight="normal" officeooo:rsid="00026bc3" officeooo:paragraph-rsid="0005b828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0.0598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0pt" fo:font-weight="normal" officeooo:rsid="0000c28c" officeooo:paragraph-rsid="00026bc3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line-height="0.1402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0c28c" officeooo:paragraph-rsid="0000c28c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1pt" fo:font-weight="normal" officeooo:rsid="00026bc3" officeooo:paragraph-rsid="00043581" style:font-size-asian="11pt" style:font-weight-asian="normal" style:font-size-complex="11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line-height="0.1402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1pt" fo:font-weight="normal" officeooo:rsid="00026bc3" officeooo:paragraph-rsid="00026bc3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line-height="0.1799in" fo:text-align="start" style:justify-single-word="false" fo:text-indent="0in" style:auto-text-indent="false" fo:padding="0.0193in" fo:border="none" style:join-border="false"/>
      <style:text-properties fo:color="#000000" loext:opacity="100%" style:font-name="Georgia" fo:font-size="14pt" fo:font-weight="bold" officeooo:rsid="00026bc3" officeooo:paragraph-rsid="00026bc3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Georgia" fo:font-size="14pt" fo:font-weight="bold" officeooo:rsid="00026bc3" officeooo:paragraph-rsid="0005b828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05b828" style:font-size-asian="10pt" style:font-weight-asian="bold" style:font-size-complex="10pt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000000" loext:opacity="100%" style:font-name="sans-serif" fo:font-size="10pt" fo:font-weight="bold" officeooo:rsid="0005b828" officeooo:paragraph-rsid="0016a54f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0.1799in" fo:text-align="center" style:justify-single-word="false"/>
      <style:text-properties style:font-name="Georgia" fo:font-size="11pt" fo:font-weight="bold" officeooo:rsid="0000c28c" officeooo:paragraph-rsid="0000c28c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 fo:line-height="100%" fo:text-align="center" style:justify-single-word="false"/>
      <style:text-properties fo:color="#004277" loext:opacity="100%" style:font-name="Georgia" fo:font-size="18pt" fo:font-weight="bold" officeooo:rsid="0013bca1" officeooo:paragraph-rsid="0013bca1" style:font-size-asian="18pt" style:font-weight-asian="bold" style:font-size-complex="18pt" style:font-weight-complex="bold"/>
    </style:style>
    <style:style style:name="P26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6315a" style:font-size-asian="14pt" style:font-weight-asian="bold" style:font-size-complex="14pt" style:font-weight-complex="bold"/>
    </style:style>
    <style:style style:name="P27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5b828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26bc3" style:font-size-asian="14pt" style:font-weight-asian="bold" style:font-size-complex="14pt" style:font-weight-complex="bold"/>
    </style:style>
    <style:style style:name="P29" style:family="paragraph" style:parent-style-name="Standard">
      <loext:graphic-properties draw:fill-hatch-name="hatch"/>
      <style:paragraph-properties fo:line-height="0.1799in" fo:text-align="start" style:justify-single-word="false" fo:padding="0.0201in" fo:border-left="none" fo:border-right="none" fo:border-top="none" fo:border-bottom="0.74pt solid #004277" style:join-border="false"/>
      <style:text-properties fo:color="#004277" loext:opacity="100%" style:font-name="Georgia" fo:font-size="14pt" fo:font-weight="bold" officeooo:rsid="0000c28c" officeooo:paragraph-rsid="0000c28c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0.1799in" fo:text-align="center" style:justify-single-word="false"/>
      <style:text-properties fo:color="#999999" loext:opacity="100%" style:font-name="Georgia" fo:font-size="10pt" fo:font-weight="normal" officeooo:rsid="0000c28c" officeooo:paragraph-rsid="0000c28c" style:font-size-asian="10pt" style:font-weight-asian="normal" style:font-size-complex="10pt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999999" loext:opacity="100%" style:font-name="Georgia" fo:font-size="10pt" fo:font-weight="bold" officeooo:rsid="0000c28c" officeooo:paragraph-rsid="0000c28c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5b828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43581" officeooo:paragraph-rsid="000ce2b4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26bc3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bold" officeooo:rsid="00026bc3" officeooo:paragraph-rsid="0005b828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05b828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05b828" officeooo:paragraph-rsid="0016a54f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-gradient-name="gradient" draw:fill-hatch-name="hatch"/>
      <style:paragraph-properties fo:line-height="0.1799in" fo:text-align="start" style:justify-single-word="false" fo:padding="0.0193in" fo:border="none" style:join-border="false"/>
      <style:text-properties fo:color="#666666" loext:opacity="100%" style:font-name="Georgia" fo:font-size="10pt" fo:font-weight="normal" officeooo:rsid="0016eb2c" officeooo:paragraph-rsid="0016eb2c" style:font-size-asian="10pt" style:font-weight-asian="normal" style:font-size-complex="10pt" style:font-weight-complex="normal"/>
    </style:style>
    <style:style style:name="T1" style:family="text">
      <style:text-properties fo:color="#666666" loext:opacity="100%"/>
    </style:style>
    <style:style style:name="T2" style:family="text">
      <style:text-properties fo:color="#666666" loext:opacity="100%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666666" loext:opacity="100%" fo:font-size="10pt" fo:font-weight="normal" officeooo:rsid="00027eae" style:font-size-asian="10pt" style:font-weight-asian="normal" style:font-size-complex="10pt" style:font-weight-complex="normal"/>
    </style:style>
    <style:style style:name="T4" style:family="text">
      <style:text-properties fo:color="#666666" loext:opacity="100%" fo:font-size="10pt" fo:font-weight="normal" officeooo:rsid="0004b79c" style:font-size-asian="10pt" style:font-weight-asian="normal" style:font-size-complex="10pt" style:font-weight-complex="normal"/>
    </style:style>
    <style:style style:name="T5" style:family="text">
      <style:text-properties fo:color="#666666" loext:opacity="100%" fo:font-size="10pt" fo:font-weight="normal" officeooo:rsid="0009b6cc" style:font-size-asian="10pt" style:font-weight-asian="normal" style:font-size-complex="10pt" style:font-weight-complex="normal"/>
    </style:style>
    <style:style style:name="T6" style:family="text">
      <style:text-properties fo:color="#666666" loext:opacity="100%" fo:font-size="10pt" fo:font-weight="normal" officeooo:rsid="00127193" style:font-size-asian="10pt" style:font-weight-asian="normal" style:font-size-complex="10pt" style:font-weight-complex="normal"/>
    </style:style>
    <style:style style:name="T7" style:family="text">
      <style:text-properties fo:color="#666666" loext:opacity="100%" fo:font-size="10pt" fo:font-weight="normal" officeooo:rsid="0014f5f5" style:font-size-asian="10pt" style:font-weight-asian="normal" style:font-size-complex="10pt" style:font-weight-complex="normal"/>
    </style:style>
    <style:style style:name="T8" style:family="text">
      <style:text-properties fo:color="#666666" loext:opacity="100%" fo:font-size="10pt" fo:font-weight="normal" officeooo:rsid="0015dd4b" style:font-size-asian="10pt" style:font-weight-asian="normal" style:font-size-complex="10pt" style:font-weight-complex="normal"/>
    </style:style>
    <style:style style:name="T9" style:family="text">
      <style:text-properties fo:color="#666666" loext:opacity="100%" fo:font-size="10pt" fo:font-weight="normal" officeooo:rsid="0016293c" style:font-size-asian="10pt" style:font-weight-asian="normal" style:font-size-complex="10pt" style:font-weight-complex="normal"/>
    </style:style>
    <style:style style:name="T10" style:family="text">
      <style:text-properties fo:color="#666666" loext:opacity="100%" fo:font-size="10pt" officeooo:rsid="0016293c" style:font-size-asian="10pt" style:font-size-complex="10pt"/>
    </style:style>
    <style:style style:name="T11" style:family="text">
      <style:text-properties fo:color="#666666" loext:opacity="100%" officeooo:rsid="00026bc3"/>
    </style:style>
    <style:style style:name="T12" style:family="text">
      <style:text-properties fo:color="#666666" loext:opacity="100%" officeooo:rsid="00043581"/>
    </style:style>
    <style:style style:name="T13" style:family="text">
      <style:text-properties fo:color="#666666" loext:opacity="100%" style:font-name="Georgia" fo:font-weight="normal" style:font-weight-asian="normal" style:font-weight-complex="normal"/>
    </style:style>
    <style:style style:name="T14" style:family="text">
      <style:text-properties fo:color="#666666" loext:opacity="100%" style:font-name="Georgia" fo:font-weight="normal" officeooo:rsid="0016eb2c" style:font-weight-asian="normal" style:font-weight-complex="normal"/>
    </style:style>
    <style:style style:name="T15" style:family="text">
      <style:text-properties fo:color="#666666" loext:opacity="100%" style:font-name="Georgia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16" style:family="text">
      <style:text-properties fo:color="#666666" loext:opacity="100%" style:font-name="Georgia" fo:font-size="10pt" fo:font-weight="normal" officeooo:rsid="0004b79c" style:font-size-asian="10pt" style:font-weight-asian="normal" style:font-size-complex="10pt" style:font-weight-complex="normal"/>
    </style:style>
    <style:style style:name="T17" style:family="text">
      <style:text-properties fo:color="#666666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18" style:family="text">
      <style:text-properties fo:color="#666666" loext:opacity="100%" officeooo:rsid="000ce2b4"/>
    </style:style>
    <style:style style:name="T19" style:family="text">
      <style:text-properties fo:color="#666666" loext:opacity="100%" officeooo:rsid="00027eae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000000" loext:opacity="100%" fo:font-weight="normal" officeooo:rsid="00027eae" style:font-weight-asian="normal" style:font-weight-complex="normal"/>
    </style:style>
    <style:style style:name="T22" style:family="text">
      <style:text-properties fo:color="#000000" loext:opacity="100%" fo:font-weight="normal" officeooo:rsid="0007ef1a" style:font-weight-asian="normal" style:font-weight-complex="normal"/>
    </style:style>
    <style:style style:name="T23" style:family="text">
      <style:text-properties fo:color="#000000" loext:opacity="100%" fo:font-weight="normal" officeooo:rsid="0009b6cc" style:font-weight-asian="normal" style:font-weight-complex="normal"/>
    </style:style>
    <style:style style:name="T24" style:family="text">
      <style:text-properties fo:color="#000000" loext:opacity="100%" fo:font-weight="normal" officeooo:rsid="000ce2b4" style:font-weight-asian="normal" style:font-weight-complex="normal"/>
    </style:style>
    <style:style style:name="T25" style:family="text">
      <style:text-properties fo:color="#000000" loext:opacity="100%" fo:font-weight="normal" officeooo:rsid="0010362f" style:font-weight-asian="normal" style:font-weight-complex="normal"/>
    </style:style>
    <style:style style:name="T26" style:family="text">
      <style:text-properties fo:color="#000000" loext:opacity="100%" fo:font-weight="normal" officeooo:rsid="001080e0" style:font-weight-asian="normal" style:font-weight-complex="normal"/>
    </style:style>
    <style:style style:name="T27" style:family="text">
      <style:text-properties fo:color="#000000" loext:opacity="100%" fo:font-weight="normal" officeooo:rsid="0016a54f" style:font-weight-asian="normal" style:font-weight-complex="normal"/>
    </style:style>
    <style:style style:name="T28" style:family="text">
      <style:text-properties fo:color="#000000" loext:opacity="100%" fo:font-weight="normal" officeooo:rsid="0016eb2c" style:font-weight-asian="normal" style:font-weight-complex="normal"/>
    </style:style>
    <style:style style:name="T29" style:family="text">
      <style:text-properties fo:color="#000000" loext:opacity="100%" style:font-name="Georgia" fo:font-size="14pt" fo:font-weight="bold" officeooo:rsid="00026bc3" style:font-size-asian="14pt" style:font-weight-asian="bold" style:font-size-complex="14pt" style:font-weight-complex="bold"/>
    </style:style>
    <style:style style:name="T30" style:family="text">
      <style:text-properties fo:color="#000000" loext:opacity="100%" style:font-name="Georgia" fo:font-size="14pt" fo:font-weight="bold" officeooo:rsid="000ce2b4" style:font-size-asian="14pt" style:font-weight-asian="bold" style:font-size-complex="14pt" style:font-weight-complex="bold"/>
    </style:style>
    <style:style style:name="T31" style:family="text">
      <style:text-properties fo:color="#000000" loext:opacity="100%" style:font-name="Georgia" fo:font-size="10pt" fo:font-weight="normal" officeooo:rsid="00027eae" style:font-size-asian="10pt" style:font-weight-asian="normal" style:font-size-complex="10pt" style:font-weight-complex="normal"/>
    </style:style>
    <style:style style:name="T32" style:family="text">
      <style:text-properties fo:color="#000000" loext:opacity="100%" style:font-name="Georgia" fo:font-size="12pt" fo:font-weight="bold" officeooo:rsid="00026bc3" style:font-size-asian="12pt" style:font-weight-asian="bold" style:font-size-complex="12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27eae" style:font-weight-asian="bold" style:font-weight-complex="bold"/>
    </style:style>
    <style:style style:name="T35" style:family="text">
      <style:text-properties fo:font-weight="bold" officeooo:rsid="0004b79c" style:font-weight-asian="bold" style:font-weight-complex="bold"/>
    </style:style>
    <style:style style:name="T36" style:family="text">
      <style:text-properties fo:font-weight="bold" officeooo:rsid="0006315a" style:font-weight-asian="bold" style:font-weight-complex="bold"/>
    </style:style>
    <style:style style:name="T37" style:family="text">
      <style:text-properties fo:font-weight="bold" officeooo:rsid="0006d7b1" style:font-weight-asian="bold" style:font-weight-complex="bold"/>
    </style:style>
    <style:style style:name="T38" style:family="text">
      <style:text-properties fo:font-weight="bold" officeooo:rsid="000ce2b4" style:font-weight-asian="bold" style:font-weight-complex="bold"/>
    </style:style>
    <style:style style:name="T39" style:family="text">
      <style:text-properties officeooo:rsid="00027eae"/>
    </style:style>
    <style:style style:name="T40" style:family="text">
      <style:text-properties officeooo:rsid="0004b79c"/>
    </style:style>
    <style:style style:name="T41" style:family="text">
      <style:text-properties officeooo:rsid="0005b828"/>
    </style:style>
    <style:style style:name="T42" style:family="text">
      <style:text-properties style:font-name="Georgia"/>
    </style:style>
    <style:style style:name="T43" style:family="text">
      <style:text-properties style:font-name="Georgia" fo:font-size="12pt" style:font-size-asian="12pt" style:font-size-complex="12pt"/>
    </style:style>
    <style:style style:name="T44" style:family="text">
      <style:text-properties style:font-name="Georgia" fo:font-size="12pt" officeooo:rsid="0016a54f" style:font-size-asian="12pt" style:font-size-complex="12pt"/>
    </style:style>
    <style:style style:name="T45" style:family="text">
      <style:text-properties officeooo:rsid="0006d7b1"/>
    </style:style>
    <style:style style:name="T46" style:family="text">
      <style:text-properties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font-size="10pt" fo:font-weight="normal" officeooo:rsid="00102c48" style:font-size-asian="10pt" style:font-weight-asian="normal" style:font-size-complex="10pt" style:font-weight-complex="normal"/>
    </style:style>
    <style:style style:name="T48" style:family="text">
      <style:text-properties officeooo:rsid="000ce2b4"/>
    </style:style>
    <style:style style:name="T49" style:family="text">
      <style:text-properties officeooo:rsid="000d385f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officeooo:rsid="0016a54f"/>
    </style:style>
    <style:style style:name="T53" style:family="text">
      <style:text-properties officeooo:rsid="0016eb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DANIEL SCANU</text:p>
      <text:p text:style-name="P24"><text:span text:style-name="T8">Full Stack Developer</text:span><text:span text:style-name="T2"> | </text:span><text:a xlink:type="simple" xlink:href="mailto:danielkeq@gmail.com?subject=Resume%20Interest" text:style-name="Internet_20_link" text:visited-style-name="Visited_20_Internet_20_Link"><text:span text:style-name="T46">daniel</text:span><text:span text:style-name="T47">keq</text:span><text:span text:style-name="T46">@</text:span><text:span text:style-name="T47">gmail</text:span><text:span text:style-name="T46">.</text:span><text:span text:style-name="T47">com</text:span></text:a><text:span text:style-name="T2"> </text:span><text:span text:style-name="T5">| </text:span><text:a xlink:type="simple" xlink:href="https://github.com/Myphz" text:style-name="Internet_20_link" text:visited-style-name="Visited_20_Internet_20_Link"><text:span text:style-name="T2">github.com/Myphz</text:span></text:a><text:span text:style-name="T2"> </text:span><text:span text:style-name="T9">| </text:span><text:a xlink:type="simple" xlink:href="https://www.linkedin.com/in/danielscanu/" text:style-name="Internet_20_link" text:visited-style-name="Visited_20_Internet_20_Link"><text:span text:style-name="T51">linkedin.com/in/danielscanu</text:span></text:a></text:p>
      <text:p text:style-name="P30"/>
      <text:p text:style-name="P29">Skills</text:p>
      <text:p text:style-name="P31"><text:span text:style-name="T1">Languages:<text:tab/></text:span><text:tab/><text:span text:style-name="T20">Python, JavaScript, TypeScript, Rust, Java, C, </text:span><text:span text:style-name="T22">C++, </text:span><text:span text:style-name="T20">SASS, CSS, HTML, SQL</text:span></text:p>
      <text:p text:style-name="P31"><text:span text:style-name="T1">Technologies:<text:tab/></text:span><text:tab/><text:span text:style-name="T20">Vue, React, NodeJS, Vite, Express, Rocket, MongoDB, </text:span><text:span text:style-name="T22">GraphQL, NextJS, </text:span><text:span text:style-name="T21">Astro</text:span><text:span text:style-name="T20">, Flask, Git, <text:tab/><text:tab/><text:tab/></text:span><text:span text:style-name="T23">Linux, </text:span><text:span text:style-name="T20">Shell, </text:span><text:span text:style-name="T24">Svelte, </text:span><text:span text:style-name="T28">SvelteKit, </text:span><text:span text:style-name="T24">Strapi, Zustand</text:span><text:span text:style-name="T25">, Tailwind </text:span><text:span text:style-name="T26">CSS, </text:span><text:span text:style-name="T27">Supabase &amp; Firebase</text:span></text:p>
      <text:p text:style-name="P17"/>
      <text:p text:style-name="P28">Professional Experience</text:p>
      <text:p text:style-name="P11"><text:span text:style-name="T18">Senior Front</text:span><text:span text:style-name="T1"> </text:span><text:span text:style-name="T18">End </text:span><text:span text:style-name="T1">Developer – </text:span><text:span text:style-name="T18">Dev</text:span><text:span text:style-name="T19">e</text:span><text:span text:style-name="T18">loper</text:span><text:span text:style-name="T19"> team</text:span><text:span text:style-name="T39"><text:tab/><text:tab/><text:tab/><text:tab/> <text:s text:c="13"/></text:span><text:span text:style-name="T18">San Francisco</text:span><text:span text:style-name="T12">, </text:span><text:span text:style-name="T18">USA (remote)</text:span></text:p>
      <text:p text:style-name="P2"><text:span text:style-name="T32">ContinuumLab</text:span><text:span text:style-name="T29"><text:tab/><text:tab/><text:tab/><text:tab/><text:tab/><text:tab/><text:tab/><text:tab/> <text:s text:c="21"/></text:span><text:span text:style-name="T16">Nov</text:span><text:span text:style-name="T30"> </text:span><text:span text:style-name="T16">2022 - Current</text:span></text:p>
      <text:p text:style-name="P33"><text:span text:style-name="T48">V</text:span>enture firm focused on startup innovation, incubation, and investment</text:p>
      <text:p text:style-name="P11">• <text:span text:style-name="T48">Develop &amp; architect web interface for</text:span><text:span text:style-name="T38"> social media platform</text:span></text:p>
      <text:p text:style-name="P11">• <text:span text:style-name="T48">Set up back-end communication with </text:span><text:span text:style-name="T38">Strapi CMS using GraphQL</text:span></text:p>
      <text:p text:style-name="P11">• <text:span text:style-name="T48">Display </text:span><text:span text:style-name="T38">real-time data with SSE and WebSockets</text:span></text:p>
      <text:p text:style-name="P10">• <text:span text:style-name="T40">Integration with </text:span><text:span text:style-name="T38">auth providers </text:span><text:span text:style-name="T48">such as Keycloak</text:span></text:p>
      <text:p text:style-name="P10">• <text:span text:style-name="T38">Lead developer team with success</text:span></text:p>
      <text:p text:style-name="P14"/>
      <text:p text:style-name="P3"><text:span text:style-name="T1">Full Stack Developer – </text:span><text:span text:style-name="T19">Back office team</text:span><text:span text:style-name="T39"><text:tab/><text:tab/><text:tab/><text:tab/><text:tab/><text:tab/> <text:s text:c="3"/><text:tab/> </text:span><text:span text:style-name="T12">Trondheim, Norway</text:span></text:p>
      <text:p text:style-name="P21"><text:span text:style-name="T50">Way AS<text:tab/></text:span><text:tab/><text:tab/><text:tab/><text:tab/><text:tab/><text:tab/><text:tab/><text:tab/><text:tab/> <text:s text:c="2"/><text:tab/> <text:span text:style-name="T4">Aug 2022 – </text:span><text:span text:style-name="T7">Jun 2023</text:span></text:p>
      <text:p text:style-name="P32">Simulator-based driving school</text:p>
      <text:p text:style-name="P3">• <text:span text:style-name="T40">Handle users’ data with </text:span><text:span text:style-name="T35">real-time GraphQL queries &amp; mutations</text:span></text:p>
      <text:p text:style-name="P3">• <text:span text:style-name="T40">Architect </text:span><text:span text:style-name="T48">and</text:span><text:span text:style-name="T40"> build </text:span><text:span text:style-name="T35">booking &amp; payment infrastructure</text:span><text:span text:style-name="T40"> with custom interface</text:span></text:p>
      <text:p text:style-name="P3">• <text:span text:style-name="T40">Develop </text:span><text:span text:style-name="T35">front-end interface</text:span><text:span text:style-name="T40"> from Figma design sketches &amp; design system</text:span></text:p>
      <text:p text:style-name="P3">• <text:span text:style-name="T40">Create </text:span><text:span text:style-name="T35">cross-platform mobile student app</text:span><text:span text:style-name="T40"> to automatically handle bookings &amp; payments</text:span></text:p>
      <text:p text:style-name="P9">• <text:span text:style-name="T45">Set up </text:span><text:span text:style-name="T37">administration pipelines</text:span><text:span text:style-name="T45"> to handle automatic app versioning and building</text:span></text:p>
      <text:p text:style-name="P4">• <text:span text:style-name="T40">Integration with </text:span><text:span text:style-name="T35">payment providers</text:span><text:span text:style-name="T40">, </text:span><text:span text:style-name="T35">Google Firebase</text:span><text:span text:style-name="T40"> and </text:span><text:span text:style-name="T35">Google Cloud</text:span><text:span text:style-name="T40"> platforms</text:span></text:p>
      <text:p text:style-name="P8">• <text:span text:style-name="T36">Helped company business growth</text:span></text:p>
      <text:p text:style-name="P13"/>
      <text:p text:style-name="P1"><text:span text:style-name="T17">Software engineer – Python tutor<text:tab/></text:span><text:span text:style-name="T31"><text:tab/><text:tab/><text:tab/><text:tab/><text:tab/> <text:s text:c="12"/><text:tab/> <text:s text:c="12"/></text:span><text:span text:style-name="T17"><text:s/>Worldwide (Remote)</text:span></text:p>
      <text:p text:style-name="P21"><text:span text:style-name="T50">Freelancer</text:span><text:tab/><text:tab/><text:tab/><text:tab/><text:tab/><text:tab/><text:tab/><text:tab/><text:tab/> <text:s text:c="12"/><text:tab/> <text:s text:c="2"/><text:span text:style-name="T3">J</text:span><text:span text:style-name="T6">an</text:span><text:span text:style-name="T2"> 20</text:span><text:span text:style-name="T6">18</text:span><text:span text:style-name="T2"> – </text:span><text:span text:style-name="T3">Current</text:span></text:p>
      <text:p text:style-name="P35"><text:span text:style-name="T39">Programmer</text:span> and private tutor</text:p>
      <text:p text:style-name="P3">• <text:span text:style-name="T39">Work for </text:span><text:span text:style-name="T34">hundreds of private customers</text:span><text:span text:style-name="T39"> all over the world</text:span></text:p>
      <text:p text:style-name="P3">• <text:span text:style-name="T39">Advanced </text:span><text:span text:style-name="T34">tutoring sessions</text:span><text:span text:style-name="T39"> about Python and general computer science concepts</text:span></text:p>
      <text:p text:style-name="P4">• <text:span text:style-name="T34">Hundreds of 5-star reviews</text:span></text:p>
      <text:p text:style-name="P16"/>
      <text:p text:style-name="P15"><text:span text:style-name="T1">Full Stack Developer – Developer team</text:span><text:tab/><text:tab/><text:tab/><text:tab/><text:tab/><text:tab/><text:tab/> <text:s text:c="13"/><text:span text:style-name="T11">Italy </text:span><text:span text:style-name="T18">(r</text:span><text:span text:style-name="T11">emote</text:span><text:span text:style-name="T18">)</text:span></text:p>
      <text:p text:style-name="P20"><text:span text:style-name="T50">pianobit s.r.l<text:tab/></text:span><text:tab/><text:tab/><text:tab/><text:tab/><text:tab/><text:tab/><text:tab/><text:tab/> <text:s text:c="12"/><text:span text:style-name="T2">Jun 202</text:span><text:span text:style-name="T6">0</text:span><text:span text:style-name="T2"> - </text:span><text:span text:style-name="T3">Jul</text:span><text:span text:style-name="T2"> 202</text:span><text:span text:style-name="T3">2</text:span></text:p>
      <text:p text:style-name="P34">NodeJS Full Stack web application development – SaaS company</text:p>
      <text:p text:style-name="P7">• Built <text:span text:style-name="T33">back-end microservices architecture</text:span> <text:span text:style-name="T40">with custom authentication </text:span><text:span text:style-name="T49">system </text:span><text:span text:style-name="T40">and cryptography </text:span><text:span text:style-name="T49">solutions</text:span></text:p>
      <text:p text:style-name="P7">• Led project to develop <text:span text:style-name="T33">front-end</text:span> interface with Vue and Vuex <text:span text:style-name="T40">for file sharing</text:span></text:p>
      <text:p text:style-name="P7">• Contributed to <text:span text:style-name="T33">real-time</text:span> trading application, <text:span text:style-name="T40">handling socket connections and real time feeds</text:span></text:p>
      <text:p text:style-name="P6">• <text:span text:style-name="T34">Result in</text:span><text:span text:style-name="T39"> </text:span><text:span text:style-name="T34">100% satisfaction from customer</text:span></text:p>
      <text:p text:style-name="P19"/>
      <text:p text:style-name="P27">Projects</text:p>
      <text:p text:style-name="P23"><text:span text:style-name="T43">Personal portfolio <text:s text:c="2"/></text:span><text:span text:style-name="T42"><text:s text:c="9"/><text:tab/><text:tab/><text:tab/></text:span><text:span text:style-name="T13"><text:tab/><text:tab/><text:tab/><text:tab/><text:tab/> <text:s text:c="16"/></text:span><text:a xlink:type="simple" xlink:href="https://ddaniel.dev/" text:style-name="Internet_20_link" text:visited-style-name="Visited_20_Internet_20_Link"><text:span text:style-name="T15">ddaniel.dev</text:span></text:a></text:p>
      <text:p text:style-name="P37">My personal website, to showcase my skills and projects</text:p>
      <text:p text:style-name="P5">• <text:span text:style-name="T52">Vue 3</text:span> + Typescript, Rust + Rocket, <text:span text:style-name="T52">Tailwind CSS</text:span></text:p>
      <text:p text:style-name="P22"><text:span text:style-name="T44">Trips!</text:span><text:span text:style-name="T43"><text:tab/></text:span><text:span text:style-name="T42"><text:tab/><text:tab/><text:tab/><text:tab/><text:tab/><text:tab/> <text:s text:c="2"/><text:tab/> <text:s text:c="50"/></text:span><text:a xlink:type="simple" xlink:href="https://play.google.com/store/apps/details?id=com.tripsphoexa.app" text:style-name="Internet_20_link" text:visited-style-name="Visited_20_Internet_20_Link"><text:span text:style-name="T14">play.google.com</text:span></text:a></text:p>
      <text:p text:style-name="P38">Android app to manage &amp; organize trips, with cloud storage and sharing features</text:p>
      <text:p text:style-name="P12">• <text:span text:style-name="T53">SvelteKit</text:span> + Typescript, <text:span text:style-name="T53">Supabase</text:span>, <text:span text:style-name="T52">Tailwind CSS</text:span></text:p>
      <text:p text:style-name="P22"><text:span text:style-name="T43">wwwallet<text:tab/></text:span><text:span text:style-name="T42"><text:tab/><text:tab/><text:tab/><text:tab/><text:tab/><text:tab/><text:tab/> <text:s text:c="11"/><text:tab/><text:tab/><text:tab/> <text:s text:c="12"/></text:span><text:a xlink:type="simple" xlink:href="http://wwwallet.app/" text:style-name="Internet_20_link" text:visited-style-name="Visited_20_Internet_20_Link"><text:span text:style-name="T13">wwwallet.app</text:span></text:a></text:p>
      <text:p text:style-name="P36">Cryptocurrency trading &amp; investments tracking web and mobile app, updated real-time</text:p>
      <text:p text:style-name="P3">• Vue + Pinia, Express, MongoDB, SASS</text:p>
      <text:p text:style-name="P22"><text:span text:style-name="T43">Sort Visualizer</text:span><text:span text:style-name="T42"><text:tab/><text:tab/><text:tab/><text:tab/><text:tab/><text:tab/><text:tab/><text:tab/> <text:s text:c="11"/><text:tab/> <text:s text:c="18"/></text:span><text:a xlink:type="simple" xlink:href="http://sortvisualizer.com/" text:style-name="Internet_20_link" text:visited-style-name="Visited_20_Internet_20_Link"><text:span text:style-name="T13">sortvisualizer.com</text:span></text:a></text:p>
      <text:p text:style-name="P36">Web application to display and animate 15+ sorting algorithms</text:p>
      <text:p text:style-name="P3">• Vanilla JavaScript, Flask, CSS</text:p>
      <text:p text:style-name="P3"/>
      <text:p text:style-name="P26">Education</text:p>
      <text:p text:style-name="P18">ITIS Cuneo Delpozzo – Computer Science and Telecommunications<text:tab/><text:tab/><text:tab/><text:tab/> <text:s text:c="5"/><text:span text:style-name="T10">Italy, 201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Tahoma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666666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1299in" fo:margin-bottom="0.1299in" fo:margin-left="0.570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3:40:32.822751732</meta:creation-date>
    <dc:date>2023-11-27T13:08:42.550089602</dc:date>
    <meta:editing-duration>PT1H38M16S</meta:editing-duration>
    <meta:editing-cycles>22</meta:editing-cycles>
    <meta:generator>LibreOffice/7.5.8.2$Linux_X86_64 LibreOffice_project/50$Build-2</meta:generator>
    <meta:document-statistic meta:table-count="0" meta:image-count="0" meta:object-count="0" meta:page-count="1" meta:paragraph-count="52" meta:word-count="406" meta:character-count="3166" meta:non-whitespace-character-count="2449"/>
  </office:meta>
</office:document-meta>
</file>